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.11mm"/>
    </style:style>
    <style:style style:name="co2" style:family="table-column">
      <style:table-column-properties fo:break-before="auto" style:column-width="15.66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6.51mm"/>
    </style:style>
    <style:style style:name="co7" style:family="table-column">
      <style:table-column-properties fo:break-before="auto" style:column-width="12.91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8.68mm"/>
    </style:style>
    <style:style style:name="co10" style:family="table-column">
      <style:table-column-properties fo:break-before="auto" style:column-width="23.71mm"/>
    </style:style>
    <style:style style:name="co11" style:family="table-column">
      <style:table-column-properties fo:break-before="auto" style:column-width="19.31mm"/>
    </style:style>
    <style:style style:name="co12" style:family="table-column">
      <style:table-column-properties fo:break-before="auto" style:column-width="16.19mm"/>
    </style:style>
    <style:style style:name="co13" style:family="table-column">
      <style:table-column-properties fo:break-before="auto" style:column-width="25.82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/>
      <table:table table:name="fu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1014" table:default-cell-style-name="ce1"/>
        <table:table-row table:style-name="ro1">
          <table:table-cell office:value-type="string" calcext:value-type="string">
            <text:p>Type = Rot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in Sha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Connected_Sha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2</text:p>
          </table:table-cell>
          <table:table-cell table:formula="of:=20/63" office:value-type="float" office:value="0.317460317460317" calcext:value-type="float">
            <text:p>0,317460317460317</text:p>
          </table:table-cell>
          <table:table-cell office:value-type="string" calcext:value-type="string">
            <text:p>shaft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3</text:p>
          </table:table-cell>
          <table:table-cell table:formula="of:=21/67" office:value-type="float" office:value="0.313432835820896" calcext:value-type="float">
            <text:p>0,313432835820896</text:p>
          </table:table-cell>
          <table:table-cell office:value-type="string" calcext:value-type="string">
            <text:p>shaft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4</text:p>
          </table:table-cell>
          <table:table-cell table:formula="of:=18/61" office:value-type="float" office:value="0.295081967213115" calcext:value-type="float">
            <text:p>0,295081967213115</text:p>
          </table:table-cell>
          <table:table-cell office:value-type="string" calcext:value-type="string">
            <text:p>shaft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5</text:p>
          </table:table-cell>
          <table:table-cell table:formula="of:=19/49" office:value-type="float" office:value="0.387755102040816" calcext:value-type="float">
            <text:p>0,387755102040816</text:p>
          </table:table-cell>
          <table:table-cell office:value-type="string" calcext:value-type="string">
            <text:p>shaft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ft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 Shaf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in Inertia_Cyli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 [m]</text:p>
          </table:table-cell>
          <table:table-cell office:value-type="string" calcext:value-type="string">
            <text:p>L [m]</text:p>
          </table:table-cell>
          <table:table-cell office:value-type="string" calcext:value-type="string">
            <text:p>ρ [kg/m³]</text:p>
          </table:table-cell>
          <table:table-cell office:value-type="string" calcext:value-type="string">
            <text:p>Sha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18125" calcext:value-type="float">
            <text:p>0,18125</text:p>
          </table:table-cell>
          <table:table-cell office:value-type="float" office:value="0.09953" calcext:value-type="float">
            <text:p>0,0995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2.2</text:p>
          </table:table-cell>
          <table:table-cell office:value-type="float" office:value="0.24276" calcext:value-type="float">
            <text:p>0,24276</text:p>
          </table:table-cell>
          <table:table-cell office:value-type="float" office:value="0.15942" calcext:value-type="float">
            <text:p>0,15942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3.1</text:p>
          </table:table-cell>
          <table:table-cell office:value-type="float" office:value="0.32367" calcext:value-type="float">
            <text:p>0,32367</text:p>
          </table:table-cell>
          <table:table-cell office:value-type="float" office:value="0.27073" calcext:value-type="float">
            <text:p>0,2707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4.2</text:p>
          </table:table-cell>
          <table:table-cell office:value-type="float" office:value="0.42957" calcext:value-type="float">
            <text:p>0,42957</text:p>
          </table:table-cell>
          <table:table-cell office:value-type="float" office:value="0.43956" calcext:value-type="float">
            <text:p>0,43956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 Inertia_Cylind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in EquivalentInertia_Cyli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 [m]</text:p>
          </table:table-cell>
          <table:table-cell office:value-type="string" calcext:value-type="string">
            <text:p>L [m]</text:p>
          </table:table-cell>
          <table:table-cell office:value-type="string" calcext:value-type="string">
            <text:p>ρ [kg/m³]</text:p>
          </table:table-cell>
          <table:table-cell office:value-type="string" calcext:value-type="string">
            <text:p>Shaft</text:p>
          </table:table-cell>
          <table:table-cell office:value-type="string" calcext:value-type="string">
            <text:p>Inert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2.1</text:p>
          </table:table-cell>
          <table:table-cell office:value-type="float" office:value="0.5114" calcext:value-type="float">
            <text:p>0,5114</text:p>
          </table:table-cell>
          <table:table-cell office:value-type="float" office:value="0.09953" calcext:value-type="float">
            <text:p>0,0995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2</text:p>
          </table:table-cell>
          <table:table-cell table:formula="of:=[.A15]" office:value-type="string" office:string-value="E1" calcext:value-type="string">
            <text:p>E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.2</text:p>
          </table:table-cell>
          <table:table-cell office:value-type="float" office:value="0.69134" calcext:value-type="float">
            <text:p>0,69134</text:p>
          </table:table-cell>
          <table:table-cell office:value-type="float" office:value="0.15286" calcext:value-type="float">
            <text:p>0,15286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3</text:p>
          </table:table-cell>
          <table:table-cell table:formula="of:=[.A16]" office:value-type="string" office:string-value="E2.2" calcext:value-type="string">
            <text:p>E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.1</text:p>
          </table:table-cell>
          <table:table-cell office:value-type="float" office:value="0.97555" calcext:value-type="float">
            <text:p>0,97555</text:p>
          </table:table-cell>
          <table:table-cell office:value-type="float" office:value="0.2627" calcext:value-type="float">
            <text:p>0,2627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4</text:p>
          </table:table-cell>
          <table:table-cell table:formula="of:=[.A17]" office:value-type="string" office:string-value="E3.1" calcext:value-type="string">
            <text:p>E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1.10593" calcext:value-type="float">
            <text:p>1,10593</text:p>
          </table:table-cell>
          <table:table-cell office:value-type="float" office:value="0.41523" calcext:value-type="float">
            <text:p>0,4152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5</text:p>
          </table:table-cell>
          <table:table-cell table:formula="of:=[.A18]" office:value-type="string" office:string-value="E4.2" calcext:value-type="string">
            <text:p>E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.10999" calcext:value-type="float">
            <text:p>1,10999</text:p>
          </table:table-cell>
          <table:table-cell office:value-type="float" office:value="0.24296" calcext:value-type="float">
            <text:p>0,24296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6</text:p>
          </table:table-cell>
          <table:table-cell table:formula="of:=[.A18]" office:value-type="string" office:string-value="E4.2" calcext:value-type="string">
            <text:p>E4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 EquivalentInertia_Cylind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in StiffnessDiscretized_Sha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 [m]</text:p>
          </table:table-cell>
          <table:table-cell office:value-type="string" calcext:value-type="string">
            <text:p>L [m]</text:p>
          </table:table-cell>
          <table:table-cell office:value-type="string" calcext:value-type="string">
            <text:p>G [Pa]</text:p>
          </table:table-cell>
          <table:table-cell office:value-type="string" calcext:value-type="string">
            <text:p>ρ [kg/m³]</text:p>
          </table:table-cell>
          <table:table-cell office:value-type="string" calcext:value-type="string">
            <text:p>nbDiscretization</text:p>
          </table:table-cell>
          <table:table-cell office:value-type="string" calcext:value-type="string">
            <text:p>Shaft</text:p>
          </table:table-cell>
          <table:table-cell office:value-type="string" calcext:value-type="string">
            <text:p>Inertia1</text:p>
          </table:table-cell>
          <table:table-cell office:value-type="string" calcext:value-type="string">
            <text:p>Inertia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.2</text:p>
          </table:table-cell>
          <table:table-cell office:value-type="float" office:value="0.11895" calcext:value-type="float">
            <text:p>0,11895</text:p>
          </table:table-cell>
          <table:table-cell office:value-type="float" office:value="0.10439" calcext:value-type="float">
            <text:p>0,10439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1</text:p>
          </table:table-cell>
          <table:table-cell office:value-type="string" calcext:value-type="string">
            <text:p>fra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.3</text:p>
          </table:table-cell>
          <table:table-cell office:value-type="float" office:value="0.13352" calcext:value-type="float">
            <text:p>0,13352</text:p>
          </table:table-cell>
          <table:table-cell office:value-type="float" office:value="0.10843" calcext:value-type="float">
            <text:p>0,10843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1</text:p>
          </table:table-cell>
          <table:table-cell table:formula="of:=[.A34]" office:value-type="string" office:string-value="A1.2" calcext:value-type="string">
            <text:p>A1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.4</text:p>
          </table:table-cell>
          <table:table-cell office:value-type="float" office:value="0.18125" calcext:value-type="float">
            <text:p>0,18125</text:p>
          </table:table-cell>
          <table:table-cell office:value-type="float" office:value="0.12785" calcext:value-type="float">
            <text:p>0,12785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1</text:p>
          </table:table-cell>
          <table:table-cell table:formula="of:=[.A35]" office:value-type="string" office:string-value="A1.3" calcext:value-type="string">
            <text:p>A1.3</text:p>
          </table:table-cell>
          <table:table-cell table:formula="of:=[.A15]" office:value-type="string" office:string-value="E1" calcext:value-type="string">
            <text:p>E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.5</text:p>
          </table:table-cell>
          <table:table-cell office:value-type="float" office:value="0.18125" calcext:value-type="float">
            <text:p>0,18125</text:p>
          </table:table-cell>
          <table:table-cell office:value-type="float" office:value="0.55671" calcext:value-type="float">
            <text:p>0,55671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1</text:p>
          </table:table-cell>
          <table:table-cell table:formula="of:=[.A15]" office:value-type="string" office:string-value="E1" calcext:value-type="string">
            <text:p>E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.6</text:p>
          </table:table-cell>
          <table:table-cell office:value-type="float" office:value="0.13028" calcext:value-type="float">
            <text:p>0,13028</text:p>
          </table:table-cell>
          <table:table-cell office:value-type="float" office:value="0.10924" calcext:value-type="float">
            <text:p>0,10924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1</text:p>
          </table:table-cell>
          <table:table-cell table:formula="of:=[.A37]" office:value-type="string" office:string-value="A1.5" calcext:value-type="string">
            <text:p>A1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.7</text:p>
          </table:table-cell>
          <table:table-cell office:value-type="float" office:value="0.123" calcext:value-type="float">
            <text:p>0,123</text:p>
          </table:table-cell>
          <table:table-cell office:value-type="float" office:value="0.10439" calcext:value-type="float">
            <text:p>0,10439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1</text:p>
          </table:table-cell>
          <table:table-cell table:formula="of:=[.A38]" office:value-type="string" office:string-value="A1.6" calcext:value-type="string">
            <text:p>A1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.8</text:p>
          </table:table-cell>
          <table:table-cell office:value-type="float" office:value="0.11328" calcext:value-type="float">
            <text:p>0,11328</text:p>
          </table:table-cell>
          <table:table-cell office:value-type="float" office:value="0.1319" calcext:value-type="float">
            <text:p>0,1319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1</text:p>
          </table:table-cell>
          <table:table-cell table:formula="of:=[.A39]" office:value-type="string" office:string-value="A1.7" calcext:value-type="string">
            <text:p>A1.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.1</text:p>
          </table:table-cell>
          <table:table-cell office:value-type="float" office:value="0.14566" calcext:value-type="float">
            <text:p>0,14566</text:p>
          </table:table-cell>
          <table:table-cell office:value-type="float" office:value="0.09791" calcext:value-type="float">
            <text:p>0,09791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2.2</text:p>
          </table:table-cell>
          <table:table-cell office:value-type="float" office:value="0.18935" calcext:value-type="float">
            <text:p>0,18935</text:p>
          </table:table-cell>
          <table:table-cell office:value-type="float" office:value="0.05746" calcext:value-type="float">
            <text:p>0,05746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2</text:p>
          </table:table-cell>
          <table:table-cell table:formula="of:=[.A41]" office:value-type="string" office:string-value="A2.1" calcext:value-type="string">
            <text:p>A2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.3</text:p>
          </table:table-cell>
          <table:table-cell office:value-type="float" office:value="0.2112" calcext:value-type="float">
            <text:p>0,2112</text:p>
          </table:table-cell>
          <table:table-cell office:value-type="float" office:value="0.08254" calcext:value-type="float">
            <text:p>0,08254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2</text:p>
          </table:table-cell>
          <table:table-cell table:formula="of:=[.A42]" office:value-type="string" office:string-value="A2.2" calcext:value-type="string">
            <text:p>A2.2</text:p>
          </table:table-cell>
          <table:table-cell table:formula="of:=[.A15]" office:value-type="string" office:string-value="E1" calcext:value-type="string">
            <text:p>E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2.4</text:p>
          </table:table-cell>
          <table:table-cell office:value-type="float" office:value="0.24276" calcext:value-type="float">
            <text:p>0,24276</text:p>
          </table:table-cell>
          <table:table-cell office:value-type="float" office:value="0.31155" calcext:value-type="float">
            <text:p>0,31155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2</text:p>
          </table:table-cell>
          <table:table-cell table:formula="of:=[.A15]" office:value-type="string" office:string-value="E1" calcext:value-type="string">
            <text:p>E1</text:p>
          </table:table-cell>
          <table:table-cell table:formula="of:=[.A16]" office:value-type="string" office:string-value="E2.2" calcext:value-type="string">
            <text:p>E2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2.5</text:p>
          </table:table-cell>
          <table:table-cell office:value-type="float" office:value="0.19016" calcext:value-type="float">
            <text:p>0,19016</text:p>
          </table:table-cell>
          <table:table-cell office:value-type="float" office:value="0.10358" calcext:value-type="float">
            <text:p>0,10358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2</text:p>
          </table:table-cell>
          <table:table-cell table:formula="of:=[.A16]" office:value-type="string" office:string-value="E2.2" calcext:value-type="string">
            <text:p>E2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.6</text:p>
          </table:table-cell>
          <table:table-cell office:value-type="float" office:value="0.14728" calcext:value-type="float">
            <text:p>0,14728</text:p>
          </table:table-cell>
          <table:table-cell office:value-type="float" office:value="0.08739" calcext:value-type="float">
            <text:p>0,08739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2</text:p>
          </table:table-cell>
          <table:table-cell table:formula="of:=[.A45]" office:value-type="string" office:string-value="A2.5" calcext:value-type="string">
            <text:p>A2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.1</text:p>
          </table:table-cell>
          <table:table-cell office:value-type="float" office:value="0.21978" calcext:value-type="float">
            <text:p>0,21978</text:p>
          </table:table-cell>
          <table:table-cell office:value-type="float" office:value="0.12388" calcext:value-type="float">
            <text:p>0,12388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3.2</text:p>
          </table:table-cell>
          <table:table-cell office:value-type="float" office:value="0.24875" calcext:value-type="float">
            <text:p>0,24875</text:p>
          </table:table-cell>
          <table:table-cell office:value-type="float" office:value="0.02398" calcext:value-type="float">
            <text:p>0,02398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3</text:p>
          </table:table-cell>
          <table:table-cell table:formula="of:=[.A47]" office:value-type="string" office:string-value="A3.1" calcext:value-type="string">
            <text:p>A3.1</text:p>
          </table:table-cell>
          <table:table-cell table:formula="of:=[.A17]" office:value-type="string" office:string-value="E3.1" calcext:value-type="string">
            <text:p>E3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3.3</text:p>
          </table:table-cell>
          <table:table-cell office:value-type="float" office:value="0.33067" calcext:value-type="float">
            <text:p>0,33067</text:p>
          </table:table-cell>
          <table:table-cell office:value-type="float" office:value="0.23177" calcext:value-type="float">
            <text:p>0,23177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3</text:p>
          </table:table-cell>
          <table:table-cell table:formula="of:=[.A17]" office:value-type="string" office:string-value="E3.1" calcext:value-type="string">
            <text:p>E3.1</text:p>
          </table:table-cell>
          <table:table-cell table:formula="of:=[.A16]" office:value-type="string" office:string-value="E2.2" calcext:value-type="string">
            <text:p>E2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3.4</text:p>
          </table:table-cell>
          <table:table-cell office:value-type="float" office:value="0.28771" calcext:value-type="float">
            <text:p>0,28771</text:p>
          </table:table-cell>
          <table:table-cell office:value-type="float" office:value="0.07793" calcext:value-type="float">
            <text:p>0,07793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3</text:p>
          </table:table-cell>
          <table:table-cell table:formula="of:=[.A16]" office:value-type="string" office:string-value="E2.2" calcext:value-type="string">
            <text:p>E2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.5</text:p>
          </table:table-cell>
          <table:table-cell office:value-type="float" office:value="0.22178" calcext:value-type="float">
            <text:p>0,22178</text:p>
          </table:table-cell>
          <table:table-cell office:value-type="float" office:value="0.11888" calcext:value-type="float">
            <text:p>0,11888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3</text:p>
          </table:table-cell>
          <table:table-cell table:formula="of:=[.A50]" office:value-type="string" office:string-value="A3.4" calcext:value-type="string">
            <text:p>A3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.1</text:p>
          </table:table-cell>
          <table:table-cell office:value-type="float" office:value="0.3047" calcext:value-type="float">
            <text:p>0,3047</text:p>
          </table:table-cell>
          <table:table-cell office:value-type="float" office:value="0.17283" calcext:value-type="float">
            <text:p>0,17283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4.2</text:p>
          </table:table-cell>
          <table:table-cell office:value-type="float" office:value="0.35564" calcext:value-type="float">
            <text:p>0,35564</text:p>
          </table:table-cell>
          <table:table-cell office:value-type="float" office:value="0.05095" calcext:value-type="float">
            <text:p>0,05095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4</text:p>
          </table:table-cell>
          <table:table-cell table:formula="of:=[.A52]" office:value-type="string" office:string-value="A4.1" calcext:value-type="string">
            <text:p>A4.1</text:p>
          </table:table-cell>
          <table:table-cell table:formula="of:=[.A17]" office:value-type="string" office:string-value="E3.1" calcext:value-type="string">
            <text:p>E3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4.3</text:p>
          </table:table-cell>
          <table:table-cell table:formula="of:=0.37312" office:value-type="float" office:value="0.37312" calcext:value-type="float">
            <text:p>0,37312</text:p>
          </table:table-cell>
          <table:table-cell table:formula="of:=18.29/1000" office:value-type="float" office:value="0.01829" calcext:value-type="float">
            <text:p>0,01829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4</text:p>
          </table:table-cell>
          <table:table-cell table:formula="of:=[.A17]" office:value-type="string" office:string-value="E3.1" calcext:value-type="string">
            <text:p>E3.1</text:p>
          </table:table-cell>
          <table:table-cell table:formula="of:=[.A18]" office:value-type="string" office:string-value="E4.2" calcext:value-type="string">
            <text:p>E4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4.4</text:p>
          </table:table-cell>
          <table:table-cell office:value-type="float" office:value="0.35685" calcext:value-type="float">
            <text:p>0,35685</text:p>
          </table:table-cell>
          <table:table-cell office:value-type="float" office:value="0.02258" calcext:value-type="float">
            <text:p>0,02258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4</text:p>
          </table:table-cell>
          <table:table-cell table:formula="of:=[.A18]" office:value-type="string" office:string-value="E4.2" calcext:value-type="string">
            <text:p>E4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.5</text:p>
          </table:table-cell>
          <table:table-cell office:value-type="float" office:value="0.30733" calcext:value-type="float">
            <text:p>0,30733</text:p>
          </table:table-cell>
          <table:table-cell office:value-type="float" office:value="0.15148" calcext:value-type="float">
            <text:p>0,15148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4</text:p>
          </table:table-cell>
          <table:table-cell table:formula="of:=[.A55]" office:value-type="string" office:string-value="A4.4" calcext:value-type="string">
            <text:p>A4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5.1</text:p>
          </table:table-cell>
          <table:table-cell office:value-type="float" office:value="0.31245" calcext:value-type="float">
            <text:p>0,31245</text:p>
          </table:table-cell>
          <table:table-cell office:value-type="float" office:value="0.11923" calcext:value-type="float">
            <text:p>0,11923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5.2</text:p>
          </table:table-cell>
          <table:table-cell office:value-type="float" office:value="0.37274" calcext:value-type="float">
            <text:p>0,37274</text:p>
          </table:table-cell>
          <table:table-cell office:value-type="float" office:value="0.34671" calcext:value-type="float">
            <text:p>0,34671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5</text:p>
          </table:table-cell>
          <table:table-cell table:formula="of:=[.A57]" office:value-type="string" office:string-value="A5.1" calcext:value-type="string">
            <text:p>A5.1</text:p>
          </table:table-cell>
          <table:table-cell table:formula="of:=[.A18]" office:value-type="string" office:string-value="E4.2" calcext:value-type="string">
            <text:p>E4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5.3</text:p>
          </table:table-cell>
          <table:table-cell office:value-type="float" office:value="0.38783" calcext:value-type="float">
            <text:p>0,38783</text:p>
          </table:table-cell>
          <table:table-cell office:value-type="float" office:value="0.04522" calcext:value-type="float">
            <text:p>0,04522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5</text:p>
          </table:table-cell>
          <table:table-cell table:formula="of:=[.A18]" office:value-type="string" office:string-value="E4.2" calcext:value-type="string">
            <text:p>E4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5.4</text:p>
          </table:table-cell>
          <table:table-cell office:value-type="float" office:value="0.35629" calcext:value-type="float">
            <text:p>0,35629</text:p>
          </table:table-cell>
          <table:table-cell table:formula="of:=0.19273" office:value-type="float" office:value="0.19273" calcext:value-type="float">
            <text:p>0,19273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5</text:p>
          </table:table-cell>
          <table:table-cell table:formula="of:=[.A59]" office:value-type="string" office:string-value="A5.3" calcext:value-type="string">
            <text:p>A5.3</text:p>
          </table:table-cell>
          <table:table-cell office:value-type="string" calcext:value-type="string">
            <text:p>fra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6.1</text:p>
          </table:table-cell>
          <table:table-cell office:value-type="float" office:value="0.3071" calcext:value-type="float">
            <text:p>0,3071</text:p>
          </table:table-cell>
          <table:table-cell office:value-type="float" office:value="0.11717" calcext:value-type="float">
            <text:p>0,11717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6.2</text:p>
          </table:table-cell>
          <table:table-cell office:value-type="float" office:value="0.37248" calcext:value-type="float">
            <text:p>0,37248</text:p>
          </table:table-cell>
          <table:table-cell office:value-type="float" office:value="0.34535" calcext:value-type="float">
            <text:p>0,34535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6</text:p>
          </table:table-cell>
          <table:table-cell table:formula="of:=[.A61]" office:value-type="string" office:string-value="A6.1" calcext:value-type="string">
            <text:p>A6.1</text:p>
          </table:table-cell>
          <table:table-cell table:formula="of:=[.A18]" office:value-type="string" office:string-value="E4.2" calcext:value-type="string">
            <text:p>E4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6.3</text:p>
          </table:table-cell>
          <table:table-cell office:value-type="float" office:value="0.38517" calcext:value-type="float">
            <text:p>0,38517</text:p>
          </table:table-cell>
          <table:table-cell office:value-type="float" office:value="0.22089" calcext:value-type="float">
            <text:p>0,22089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6</text:p>
          </table:table-cell>
          <table:table-cell table:formula="of:=[.A18]" office:value-type="string" office:string-value="E4.2" calcext:value-type="string">
            <text:p>E4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.4</text:p>
          </table:table-cell>
          <table:table-cell office:value-type="float" office:value="0.34965" calcext:value-type="float">
            <text:p>0,34965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6</text:p>
          </table:table-cell>
          <table:table-cell table:formula="of:=[.A63]" office:value-type="string" office:string-value="A6.3" calcext:value-type="string">
            <text:p>A6.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 StiffnessDiscretized_Shaf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in Loa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 [Nm]</text:p>
          </table:table-cell>
          <table:table-cell office:value-type="string" calcext:value-type="string">
            <text:p>Inert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in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1.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 Loading</text:p>
          </table:table-cell>
          <table:table-cell table:number-columns-repeated="102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mplify" table:style-name="ta1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3" table:default-cell-style-name="ce1"/>
        <table:table-column table:style-name="co10" table:number-columns-repeated="1004" table:default-cell-style-name="ce1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Type = Rot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in Sha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Connected_Sha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2</text:p>
          </table:table-cell>
          <table:table-cell table:formula="of:=20/63" office:value-type="float" office:value="0.317460317460317" calcext:value-type="float">
            <text:p>0,317460317460317</text:p>
          </table:table-cell>
          <table:table-cell office:value-type="string" calcext:value-type="string">
            <text:p>shaft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3</text:p>
          </table:table-cell>
          <table:table-cell table:formula="of:=21/67" office:value-type="float" office:value="0.313432835820896" calcext:value-type="float">
            <text:p>0,313432835820896</text:p>
          </table:table-cell>
          <table:table-cell office:value-type="string" calcext:value-type="string">
            <text:p>shaft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4</text:p>
          </table:table-cell>
          <table:table-cell table:formula="of:=18/61" office:value-type="float" office:value="0.295081967213115" calcext:value-type="float">
            <text:p>0,295081967213115</text:p>
          </table:table-cell>
          <table:table-cell office:value-type="string" calcext:value-type="string">
            <text:p>shaft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5</text:p>
          </table:table-cell>
          <table:table-cell table:formula="of:=19/49" office:value-type="float" office:value="0.387755102040816" calcext:value-type="float">
            <text:p>0,387755102040816</text:p>
          </table:table-cell>
          <table:table-cell office:value-type="string" calcext:value-type="string">
            <text:p>shaft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ft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 Shaf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in Inertia_Cyli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 [m]</text:p>
          </table:table-cell>
          <table:table-cell office:value-type="string" calcext:value-type="string">
            <text:p>L [m]</text:p>
          </table:table-cell>
          <table:table-cell office:value-type="string" calcext:value-type="string">
            <text:p>ρ [kg/m³]</text:p>
          </table:table-cell>
          <table:table-cell office:value-type="string" calcext:value-type="string">
            <text:p>Sha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18125" calcext:value-type="float">
            <text:p>0,18125</text:p>
          </table:table-cell>
          <table:table-cell office:value-type="float" office:value="0.09953" calcext:value-type="float">
            <text:p>0,0995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2.2</text:p>
          </table:table-cell>
          <table:table-cell office:value-type="float" office:value="0.24276" calcext:value-type="float">
            <text:p>0,24276</text:p>
          </table:table-cell>
          <table:table-cell office:value-type="float" office:value="0.15942" calcext:value-type="float">
            <text:p>0,15942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3.1</text:p>
          </table:table-cell>
          <table:table-cell office:value-type="float" office:value="0.32367" calcext:value-type="float">
            <text:p>0,32367</text:p>
          </table:table-cell>
          <table:table-cell office:value-type="float" office:value="0.27073" calcext:value-type="float">
            <text:p>0,2707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4.2</text:p>
          </table:table-cell>
          <table:table-cell office:value-type="float" office:value="0.42957" calcext:value-type="float">
            <text:p>0,42957</text:p>
          </table:table-cell>
          <table:table-cell office:value-type="float" office:value="0.43956" calcext:value-type="float">
            <text:p>0,43956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 Inertia_Cylind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in EquivalentInertia_Cyli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 [m]</text:p>
          </table:table-cell>
          <table:table-cell office:value-type="string" calcext:value-type="string">
            <text:p>L [m]</text:p>
          </table:table-cell>
          <table:table-cell office:value-type="string" calcext:value-type="string">
            <text:p>ρ [kg/m³]</text:p>
          </table:table-cell>
          <table:table-cell office:value-type="string" calcext:value-type="string">
            <text:p>Shaft</text:p>
          </table:table-cell>
          <table:table-cell office:value-type="string" calcext:value-type="string">
            <text:p>Inert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2.1</text:p>
          </table:table-cell>
          <table:table-cell office:value-type="float" office:value="0.5114" calcext:value-type="float">
            <text:p>0,5114</text:p>
          </table:table-cell>
          <table:table-cell office:value-type="float" office:value="0.09953" calcext:value-type="float">
            <text:p>0,0995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2</text:p>
          </table:table-cell>
          <table:table-cell table:formula="of:=[.A15]" office:value-type="string" office:string-value="E1" calcext:value-type="string">
            <text:p>E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.2</text:p>
          </table:table-cell>
          <table:table-cell office:value-type="float" office:value="0.69134" calcext:value-type="float">
            <text:p>0,69134</text:p>
          </table:table-cell>
          <table:table-cell office:value-type="float" office:value="0.15286" calcext:value-type="float">
            <text:p>0,15286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3</text:p>
          </table:table-cell>
          <table:table-cell table:formula="of:=[.A16]" office:value-type="string" office:string-value="E2.2" calcext:value-type="string">
            <text:p>E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.1</text:p>
          </table:table-cell>
          <table:table-cell office:value-type="float" office:value="0.97555" calcext:value-type="float">
            <text:p>0,97555</text:p>
          </table:table-cell>
          <table:table-cell office:value-type="float" office:value="0.2627" calcext:value-type="float">
            <text:p>0,2627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4</text:p>
          </table:table-cell>
          <table:table-cell table:formula="of:=[.A17]" office:value-type="string" office:string-value="E3.1" calcext:value-type="string">
            <text:p>E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1.10593" calcext:value-type="float">
            <text:p>1,10593</text:p>
          </table:table-cell>
          <table:table-cell office:value-type="float" office:value="0.41523" calcext:value-type="float">
            <text:p>0,4152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5</text:p>
          </table:table-cell>
          <table:table-cell table:formula="of:=[.A18]" office:value-type="string" office:string-value="E4.2" calcext:value-type="string">
            <text:p>E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.10999" calcext:value-type="float">
            <text:p>1,10999</text:p>
          </table:table-cell>
          <table:table-cell office:value-type="float" office:value="0.24296" calcext:value-type="float">
            <text:p>0,24296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6</text:p>
          </table:table-cell>
          <table:table-cell table:formula="of:=[.A18]" office:value-type="string" office:string-value="E4.2" calcext:value-type="string">
            <text:p>E4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 EquivalentInertia_Cylind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in StiffnessDiscretized_Sha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 [m]</text:p>
          </table:table-cell>
          <table:table-cell office:value-type="string" calcext:value-type="string">
            <text:p>L [m]</text:p>
          </table:table-cell>
          <table:table-cell office:value-type="string" calcext:value-type="string">
            <text:p>G [Pa]</text:p>
          </table:table-cell>
          <table:table-cell office:value-type="string" calcext:value-type="string">
            <text:p>ρ [kg/m³]</text:p>
          </table:table-cell>
          <table:table-cell office:value-type="string" calcext:value-type="string">
            <text:p>nbDiscretization</text:p>
          </table:table-cell>
          <table:table-cell office:value-type="string" calcext:value-type="string">
            <text:p>Shaft</text:p>
          </table:table-cell>
          <table:table-cell office:value-type="string" calcext:value-type="string">
            <text:p>Inertia1</text:p>
          </table:table-cell>
          <table:table-cell office:value-type="string" calcext:value-type="string">
            <text:p>Inertia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.1</text:p>
          </table:table-cell>
          <table:table-cell office:value-type="float" office:value="0.1452" calcext:value-type="float">
            <text:p>0,1452</text:p>
          </table:table-cell>
          <table:table-cell office:value-type="float" office:value="0.4355" calcext:value-type="float">
            <text:p>0,4355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1</text:p>
          </table:table-cell>
          <table:table-cell office:value-type="string" calcext:value-type="string">
            <text:p>frame</text:p>
          </table:table-cell>
          <table:table-cell table:formula="of:=[.A15]" office:value-type="string" office:string-value="E1" calcext:value-type="string">
            <text:p>E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.2</text:p>
          </table:table-cell>
          <table:table-cell office:value-type="float" office:value="0.1539" calcext:value-type="float">
            <text:p>0,1539</text:p>
          </table:table-cell>
          <table:table-cell office:value-type="float" office:value="1.208" calcext:value-type="float">
            <text:p>1,208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1</text:p>
          </table:table-cell>
          <table:table-cell table:formula="of:=[.A15]" office:value-type="string" office:string-value="E1" calcext:value-type="string">
            <text:p>E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.1</text:p>
          </table:table-cell>
          <table:table-cell office:value-type="float" office:value="0.1762" calcext:value-type="float">
            <text:p>0,1762</text:p>
          </table:table-cell>
          <table:table-cell office:value-type="float" office:value="0.2927" calcext:value-type="float">
            <text:p>0,2927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2</text:p>
          </table:table-cell>
          <table:table-cell/>
          <table:table-cell table:formula="of:=[.A15]" office:value-type="string" office:string-value="E1" calcext:value-type="string">
            <text:p>E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2.2</text:p>
          </table:table-cell>
          <table:table-cell office:value-type="float" office:value="0.2428" calcext:value-type="float">
            <text:p>0,2428</text:p>
          </table:table-cell>
          <table:table-cell office:value-type="float" office:value="0.3116" calcext:value-type="float">
            <text:p>0,3116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2</text:p>
          </table:table-cell>
          <table:table-cell table:formula="of:=[.A15]" office:value-type="string" office:string-value="E1" calcext:value-type="string">
            <text:p>E1</text:p>
          </table:table-cell>
          <table:table-cell table:formula="of:=[.A16]" office:value-type="string" office:string-value="E2.2" calcext:value-type="string">
            <text:p>E2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2.3</text:p>
          </table:table-cell>
          <table:table-cell office:value-type="float" office:value="0.169" calcext:value-type="float">
            <text:p>0,169</text:p>
          </table:table-cell>
          <table:table-cell office:value-type="float" office:value="0.2163" calcext:value-type="float">
            <text:p>0,2163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2</text:p>
          </table:table-cell>
          <table:table-cell table:formula="of:=[.A16]" office:value-type="string" office:string-value="E2.2" calcext:value-type="string">
            <text:p>E2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.1</text:p>
          </table:table-cell>
          <table:table-cell office:value-type="float" office:value="0.2243" calcext:value-type="float">
            <text:p>0,2243</text:p>
          </table:table-cell>
          <table:table-cell office:value-type="float" office:value="0.1504" calcext:value-type="float">
            <text:p>0,1504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3</text:p>
          </table:table-cell>
          <table:table-cell/>
          <table:table-cell table:formula="of:=[.A16]" office:value-type="string" office:string-value="E2.2" calcext:value-type="string">
            <text:p>E2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3.2</text:p>
          </table:table-cell>
          <table:table-cell office:value-type="float" office:value="0.3307" calcext:value-type="float">
            <text:p>0,3307</text:p>
          </table:table-cell>
          <table:table-cell office:value-type="float" office:value="0.2318" calcext:value-type="float">
            <text:p>0,2318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3</text:p>
          </table:table-cell>
          <table:table-cell table:formula="of:=[.A16]" office:value-type="string" office:string-value="E2.2" calcext:value-type="string">
            <text:p>E2.2</text:p>
          </table:table-cell>
          <table:table-cell table:formula="of:=[.A17]" office:value-type="string" office:string-value="E3.1" calcext:value-type="string">
            <text:p>E3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3.3</text:p>
          </table:table-cell>
          <table:table-cell office:value-type="float" office:value="0.2464" calcext:value-type="float">
            <text:p>0,2464</text:p>
          </table:table-cell>
          <table:table-cell office:value-type="float" office:value="0.223" calcext:value-type="float">
            <text:p>0,223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3</text:p>
          </table:table-cell>
          <table:table-cell table:formula="of:=[.A17]" office:value-type="string" office:string-value="E3.1" calcext:value-type="string">
            <text:p>E3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.1</text:p>
          </table:table-cell>
          <table:table-cell office:value-type="float" office:value="0.3159" calcext:value-type="float">
            <text:p>0,3159</text:p>
          </table:table-cell>
          <table:table-cell office:value-type="float" office:value="0.2314" calcext:value-type="float">
            <text:p>0,2314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4</text:p>
          </table:table-cell>
          <table:table-cell/>
          <table:table-cell table:formula="of:=[.A17]" office:value-type="string" office:string-value="E3.1" calcext:value-type="string">
            <text:p>E3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4.2</text:p>
          </table:table-cell>
          <table:table-cell office:value-type="float" office:value="0.3731" calcext:value-type="float">
            <text:p>0,3731</text:p>
          </table:table-cell>
          <table:table-cell office:value-type="float" office:value="0.0183" calcext:value-type="float">
            <text:p>0,0183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4</text:p>
          </table:table-cell>
          <table:table-cell table:formula="of:=[.A17]" office:value-type="string" office:string-value="E3.1" calcext:value-type="string">
            <text:p>E3.1</text:p>
          </table:table-cell>
          <table:table-cell table:formula="of:=[.A18]" office:value-type="string" office:string-value="E4.2" calcext:value-type="string">
            <text:p>E4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4.3</text:p>
          </table:table-cell>
          <table:table-cell office:value-type="float" office:value="0.3136" calcext:value-type="float">
            <text:p>0,3136</text:p>
          </table:table-cell>
          <table:table-cell office:value-type="float" office:value="0.1776" calcext:value-type="float">
            <text:p>0,1776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4</text:p>
          </table:table-cell>
          <table:table-cell table:formula="of:=[.A18]" office:value-type="string" office:string-value="E4.2" calcext:value-type="string">
            <text:p>E4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5.1</text:p>
          </table:table-cell>
          <table:table-cell office:value-type="float" office:value="0.3558" calcext:value-type="float">
            <text:p>0,3558</text:p>
          </table:table-cell>
          <table:table-cell office:value-type="float" office:value="0.4884" calcext:value-type="float">
            <text:p>0,4884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5</text:p>
          </table:table-cell>
          <table:table-cell/>
          <table:table-cell table:formula="of:=[.A18]" office:value-type="string" office:string-value="E4.2" calcext:value-type="string">
            <text:p>E4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5.2</text:p>
          </table:table-cell>
          <table:table-cell office:value-type="float" office:value="0.3621" calcext:value-type="float">
            <text:p>0,3621</text:p>
          </table:table-cell>
          <table:table-cell office:value-type="float" office:value="0.2401" calcext:value-type="float">
            <text:p>0,2401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5</text:p>
          </table:table-cell>
          <table:table-cell table:formula="of:=[.A18]" office:value-type="string" office:string-value="E4.2" calcext:value-type="string">
            <text:p>E4.2</text:p>
          </table:table-cell>
          <table:table-cell office:value-type="string" calcext:value-type="string">
            <text:p>fra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6.1</text:p>
          </table:table-cell>
          <table:table-cell office:value-type="float" office:value="0.3541" calcext:value-type="float">
            <text:p>0,3541</text:p>
          </table:table-cell>
          <table:table-cell office:value-type="float" office:value="0.4892" calcext:value-type="float">
            <text:p>0,4892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6</text:p>
          </table:table-cell>
          <table:table-cell/>
          <table:table-cell table:formula="of:=[.A18]" office:value-type="string" office:string-value="E4.2" calcext:value-type="string">
            <text:p>E4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6.2</text:p>
          </table:table-cell>
          <table:table-cell office:value-type="float" office:value="0.3586" calcext:value-type="float">
            <text:p>0,3586</text:p>
          </table:table-cell>
          <table:table-cell office:value-type="float" office:value="0.8693" calcext:value-type="float">
            <text:p>0,8693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6</text:p>
          </table:table-cell>
          <table:table-cell table:formula="of:=[.A18]" office:value-type="string" office:string-value="E4.2" calcext:value-type="string">
            <text:p>E4.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 StiffnessDiscretized_Shaf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in Loa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 [Nm]</text:p>
          </table:table-cell>
          <table:table-cell office:value-type="string" calcext:value-type="string">
            <text:p>Inert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in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1.1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 Loading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th_damping" table:style-name="ta1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3" table:default-cell-style-name="ce1"/>
        <table:table-column table:style-name="co10" table:number-columns-repeated="1004" table:default-cell-style-name="ce1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Type = Rot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in Sha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Connected_Sha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2</text:p>
          </table:table-cell>
          <table:table-cell table:formula="of:=20/63" office:value-type="float" office:value="0.317460317460317" calcext:value-type="float">
            <text:p>0,317460317460317</text:p>
          </table:table-cell>
          <table:table-cell office:value-type="string" calcext:value-type="string">
            <text:p>shaft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3</text:p>
          </table:table-cell>
          <table:table-cell table:formula="of:=21/67" office:value-type="float" office:value="0.313432835820896" calcext:value-type="float">
            <text:p>0,313432835820896</text:p>
          </table:table-cell>
          <table:table-cell office:value-type="string" calcext:value-type="string">
            <text:p>shaft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4</text:p>
          </table:table-cell>
          <table:table-cell table:formula="of:=18/61" office:value-type="float" office:value="0.295081967213115" calcext:value-type="float">
            <text:p>0,295081967213115</text:p>
          </table:table-cell>
          <table:table-cell office:value-type="string" calcext:value-type="string">
            <text:p>shaft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5</text:p>
          </table:table-cell>
          <table:table-cell table:formula="of:=19/49" office:value-type="float" office:value="0.387755102040816" calcext:value-type="float">
            <text:p>0,387755102040816</text:p>
          </table:table-cell>
          <table:table-cell office:value-type="string" calcext:value-type="string">
            <text:p>shaft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ft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 Shaf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in Inertia_Cyli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 [m]</text:p>
          </table:table-cell>
          <table:table-cell office:value-type="string" calcext:value-type="string">
            <text:p>L [m]</text:p>
          </table:table-cell>
          <table:table-cell office:value-type="string" calcext:value-type="string">
            <text:p>ρ [kg/m³]</text:p>
          </table:table-cell>
          <table:table-cell office:value-type="string" calcext:value-type="string">
            <text:p>Sha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18125" calcext:value-type="float">
            <text:p>0,18125</text:p>
          </table:table-cell>
          <table:table-cell office:value-type="float" office:value="0.09953" calcext:value-type="float">
            <text:p>0,0995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2.2</text:p>
          </table:table-cell>
          <table:table-cell office:value-type="float" office:value="0.24276" calcext:value-type="float">
            <text:p>0,24276</text:p>
          </table:table-cell>
          <table:table-cell office:value-type="float" office:value="0.15942" calcext:value-type="float">
            <text:p>0,15942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3.1</text:p>
          </table:table-cell>
          <table:table-cell office:value-type="float" office:value="0.32367" calcext:value-type="float">
            <text:p>0,32367</text:p>
          </table:table-cell>
          <table:table-cell office:value-type="float" office:value="0.27073" calcext:value-type="float">
            <text:p>0,2707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4.2</text:p>
          </table:table-cell>
          <table:table-cell office:value-type="float" office:value="0.42957" calcext:value-type="float">
            <text:p>0,42957</text:p>
          </table:table-cell>
          <table:table-cell office:value-type="float" office:value="0.43956" calcext:value-type="float">
            <text:p>0,43956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 Inertia_Cylind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in EquivalentInertia_Cyli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 [m]</text:p>
          </table:table-cell>
          <table:table-cell office:value-type="string" calcext:value-type="string">
            <text:p>L [m]</text:p>
          </table:table-cell>
          <table:table-cell office:value-type="string" calcext:value-type="string">
            <text:p>ρ [kg/m³]</text:p>
          </table:table-cell>
          <table:table-cell office:value-type="string" calcext:value-type="string">
            <text:p>Shaft</text:p>
          </table:table-cell>
          <table:table-cell office:value-type="string" calcext:value-type="string">
            <text:p>Inert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2.1</text:p>
          </table:table-cell>
          <table:table-cell office:value-type="float" office:value="0.5114" calcext:value-type="float">
            <text:p>0,5114</text:p>
          </table:table-cell>
          <table:table-cell office:value-type="float" office:value="0.09953" calcext:value-type="float">
            <text:p>0,0995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2</text:p>
          </table:table-cell>
          <table:table-cell table:formula="of:=[.A15]" office:value-type="string" office:string-value="E1" calcext:value-type="string">
            <text:p>E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.2</text:p>
          </table:table-cell>
          <table:table-cell office:value-type="float" office:value="0.69134" calcext:value-type="float">
            <text:p>0,69134</text:p>
          </table:table-cell>
          <table:table-cell office:value-type="float" office:value="0.15286" calcext:value-type="float">
            <text:p>0,15286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3</text:p>
          </table:table-cell>
          <table:table-cell table:formula="of:=[.A16]" office:value-type="string" office:string-value="E2.2" calcext:value-type="string">
            <text:p>E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.1</text:p>
          </table:table-cell>
          <table:table-cell office:value-type="float" office:value="0.97555" calcext:value-type="float">
            <text:p>0,97555</text:p>
          </table:table-cell>
          <table:table-cell office:value-type="float" office:value="0.2627" calcext:value-type="float">
            <text:p>0,2627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4</text:p>
          </table:table-cell>
          <table:table-cell table:formula="of:=[.A17]" office:value-type="string" office:string-value="E3.1" calcext:value-type="string">
            <text:p>E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1.10593" calcext:value-type="float">
            <text:p>1,10593</text:p>
          </table:table-cell>
          <table:table-cell office:value-type="float" office:value="0.41523" calcext:value-type="float">
            <text:p>0,4152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5</text:p>
          </table:table-cell>
          <table:table-cell table:formula="of:=[.A18]" office:value-type="string" office:string-value="E4.2" calcext:value-type="string">
            <text:p>E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.10999" calcext:value-type="float">
            <text:p>1,10999</text:p>
          </table:table-cell>
          <table:table-cell office:value-type="float" office:value="0.24296" calcext:value-type="float">
            <text:p>0,24296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6</text:p>
          </table:table-cell>
          <table:table-cell table:formula="of:=[.A18]" office:value-type="string" office:string-value="E4.2" calcext:value-type="string">
            <text:p>E4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 EquivalentInertia_Cylind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in StiffnessDiscretized_Sha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 [m]</text:p>
          </table:table-cell>
          <table:table-cell office:value-type="string" calcext:value-type="string">
            <text:p>L [m]</text:p>
          </table:table-cell>
          <table:table-cell office:value-type="string" calcext:value-type="string">
            <text:p>G [Pa]</text:p>
          </table:table-cell>
          <table:table-cell office:value-type="string" calcext:value-type="string">
            <text:p>ρ [kg/m³]</text:p>
          </table:table-cell>
          <table:table-cell office:value-type="string" calcext:value-type="string">
            <text:p>nbDiscretization</text:p>
          </table:table-cell>
          <table:table-cell office:value-type="string" calcext:value-type="string">
            <text:p>Shaft</text:p>
          </table:table-cell>
          <table:table-cell office:value-type="string" calcext:value-type="string">
            <text:p>Inertia1</text:p>
          </table:table-cell>
          <table:table-cell office:value-type="string" calcext:value-type="string">
            <text:p>Inertia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.1</text:p>
          </table:table-cell>
          <table:table-cell office:value-type="float" office:value="0.1452" calcext:value-type="float">
            <text:p>0,1452</text:p>
          </table:table-cell>
          <table:table-cell office:value-type="float" office:value="0.4355" calcext:value-type="float">
            <text:p>0,4355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1</text:p>
          </table:table-cell>
          <table:table-cell office:value-type="string" calcext:value-type="string">
            <text:p>frame</text:p>
          </table:table-cell>
          <table:table-cell table:formula="of:=[.A15]" office:value-type="string" office:string-value="E1" calcext:value-type="string">
            <text:p>E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.2</text:p>
          </table:table-cell>
          <table:table-cell office:value-type="float" office:value="0.1539" calcext:value-type="float">
            <text:p>0,1539</text:p>
          </table:table-cell>
          <table:table-cell office:value-type="float" office:value="1.208" calcext:value-type="float">
            <text:p>1,208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1</text:p>
          </table:table-cell>
          <table:table-cell table:formula="of:=[.A15]" office:value-type="string" office:string-value="E1" calcext:value-type="string">
            <text:p>E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.1</text:p>
          </table:table-cell>
          <table:table-cell office:value-type="float" office:value="0.1762" calcext:value-type="float">
            <text:p>0,1762</text:p>
          </table:table-cell>
          <table:table-cell office:value-type="float" office:value="0.2927" calcext:value-type="float">
            <text:p>0,2927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2</text:p>
          </table:table-cell>
          <table:table-cell/>
          <table:table-cell table:formula="of:=[.A15]" office:value-type="string" office:string-value="E1" calcext:value-type="string">
            <text:p>E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2.2</text:p>
          </table:table-cell>
          <table:table-cell office:value-type="float" office:value="0.2428" calcext:value-type="float">
            <text:p>0,2428</text:p>
          </table:table-cell>
          <table:table-cell office:value-type="float" office:value="0.3116" calcext:value-type="float">
            <text:p>0,3116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2</text:p>
          </table:table-cell>
          <table:table-cell table:formula="of:=[.A15]" office:value-type="string" office:string-value="E1" calcext:value-type="string">
            <text:p>E1</text:p>
          </table:table-cell>
          <table:table-cell table:formula="of:=[.A16]" office:value-type="string" office:string-value="E2.2" calcext:value-type="string">
            <text:p>E2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2.3</text:p>
          </table:table-cell>
          <table:table-cell office:value-type="float" office:value="0.169" calcext:value-type="float">
            <text:p>0,169</text:p>
          </table:table-cell>
          <table:table-cell office:value-type="float" office:value="0.2163" calcext:value-type="float">
            <text:p>0,2163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2</text:p>
          </table:table-cell>
          <table:table-cell table:formula="of:=[.A16]" office:value-type="string" office:string-value="E2.2" calcext:value-type="string">
            <text:p>E2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.1</text:p>
          </table:table-cell>
          <table:table-cell office:value-type="float" office:value="0.2243" calcext:value-type="float">
            <text:p>0,2243</text:p>
          </table:table-cell>
          <table:table-cell office:value-type="float" office:value="0.1504" calcext:value-type="float">
            <text:p>0,1504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3</text:p>
          </table:table-cell>
          <table:table-cell/>
          <table:table-cell table:formula="of:=[.A16]" office:value-type="string" office:string-value="E2.2" calcext:value-type="string">
            <text:p>E2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3.2</text:p>
          </table:table-cell>
          <table:table-cell office:value-type="float" office:value="0.3307" calcext:value-type="float">
            <text:p>0,3307</text:p>
          </table:table-cell>
          <table:table-cell office:value-type="float" office:value="0.2318" calcext:value-type="float">
            <text:p>0,2318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3</text:p>
          </table:table-cell>
          <table:table-cell table:formula="of:=[.A16]" office:value-type="string" office:string-value="E2.2" calcext:value-type="string">
            <text:p>E2.2</text:p>
          </table:table-cell>
          <table:table-cell table:formula="of:=[.A17]" office:value-type="string" office:string-value="E3.1" calcext:value-type="string">
            <text:p>E3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3.3</text:p>
          </table:table-cell>
          <table:table-cell office:value-type="float" office:value="0.2464" calcext:value-type="float">
            <text:p>0,2464</text:p>
          </table:table-cell>
          <table:table-cell office:value-type="float" office:value="0.223" calcext:value-type="float">
            <text:p>0,223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3</text:p>
          </table:table-cell>
          <table:table-cell table:formula="of:=[.A17]" office:value-type="string" office:string-value="E3.1" calcext:value-type="string">
            <text:p>E3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.1</text:p>
          </table:table-cell>
          <table:table-cell office:value-type="float" office:value="0.3159" calcext:value-type="float">
            <text:p>0,3159</text:p>
          </table:table-cell>
          <table:table-cell office:value-type="float" office:value="0.2314" calcext:value-type="float">
            <text:p>0,2314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4</text:p>
          </table:table-cell>
          <table:table-cell/>
          <table:table-cell table:formula="of:=[.A17]" office:value-type="string" office:string-value="E3.1" calcext:value-type="string">
            <text:p>E3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4.2</text:p>
          </table:table-cell>
          <table:table-cell office:value-type="float" office:value="0.3731" calcext:value-type="float">
            <text:p>0,3731</text:p>
          </table:table-cell>
          <table:table-cell office:value-type="float" office:value="0.0183" calcext:value-type="float">
            <text:p>0,0183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4</text:p>
          </table:table-cell>
          <table:table-cell table:formula="of:=[.A17]" office:value-type="string" office:string-value="E3.1" calcext:value-type="string">
            <text:p>E3.1</text:p>
          </table:table-cell>
          <table:table-cell table:formula="of:=[.A18]" office:value-type="string" office:string-value="E4.2" calcext:value-type="string">
            <text:p>E4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4.3</text:p>
          </table:table-cell>
          <table:table-cell office:value-type="float" office:value="0.3136" calcext:value-type="float">
            <text:p>0,3136</text:p>
          </table:table-cell>
          <table:table-cell office:value-type="float" office:value="0.1776" calcext:value-type="float">
            <text:p>0,1776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4</text:p>
          </table:table-cell>
          <table:table-cell table:formula="of:=[.A18]" office:value-type="string" office:string-value="E4.2" calcext:value-type="string">
            <text:p>E4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5.1</text:p>
          </table:table-cell>
          <table:table-cell office:value-type="float" office:value="0.3558" calcext:value-type="float">
            <text:p>0,3558</text:p>
          </table:table-cell>
          <table:table-cell office:value-type="float" office:value="0.4884" calcext:value-type="float">
            <text:p>0,4884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5</text:p>
          </table:table-cell>
          <table:table-cell/>
          <table:table-cell table:formula="of:=[.A18]" office:value-type="string" office:string-value="E4.2" calcext:value-type="string">
            <text:p>E4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5.2</text:p>
          </table:table-cell>
          <table:table-cell office:value-type="float" office:value="0.3621" calcext:value-type="float">
            <text:p>0,3621</text:p>
          </table:table-cell>
          <table:table-cell office:value-type="float" office:value="0.2401" calcext:value-type="float">
            <text:p>0,2401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5</text:p>
          </table:table-cell>
          <table:table-cell table:formula="of:=[.A18]" office:value-type="string" office:string-value="E4.2" calcext:value-type="string">
            <text:p>E4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.1</text:p>
          </table:table-cell>
          <table:table-cell office:value-type="float" office:value="0.3541" calcext:value-type="float">
            <text:p>0,3541</text:p>
          </table:table-cell>
          <table:table-cell office:value-type="float" office:value="0.4892" calcext:value-type="float">
            <text:p>0,4892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6</text:p>
          </table:table-cell>
          <table:table-cell/>
          <table:table-cell table:formula="of:=[.A18]" office:value-type="string" office:string-value="E4.2" calcext:value-type="string">
            <text:p>E4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6.2</text:p>
          </table:table-cell>
          <table:table-cell office:value-type="float" office:value="0.3586" calcext:value-type="float">
            <text:p>0,3586</text:p>
          </table:table-cell>
          <table:table-cell office:value-type="float" office:value="0.8693" calcext:value-type="float">
            <text:p>0,8693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6</text:p>
          </table:table-cell>
          <table:table-cell table:formula="of:=[.A18]" office:value-type="string" office:string-value="E4.2" calcext:value-type="string">
            <text:p>E4.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 StiffnessDiscretized_Shaf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in Global_Damp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1023"/>
        </table:table-row>
        <table:table-row table:style-name="ro1">
          <table:table-cell office:value-type="float" office:value="0.05" calcext:value-type="float">
            <text:p>0,0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 Global_Damp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in Loa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 [Nm]</text:p>
          </table:table-cell>
          <table:table-cell office:value-type="string" calcext:value-type="string">
            <text:p>Inert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in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1.1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 Loading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iffness_gear" table:style-name="ta1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3" table:default-cell-style-name="ce1"/>
        <table:table-column table:style-name="co10" table:number-columns-repeated="1004" table:default-cell-style-name="ce1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Type = Rot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in Sha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Connected_Sha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2</text:p>
          </table:table-cell>
          <table:table-cell table:formula="of:=20/63" office:value-type="float" office:value="0.317460317460317" calcext:value-type="float">
            <text:p>0,317460317460317</text:p>
          </table:table-cell>
          <table:table-cell office:value-type="string" calcext:value-type="string">
            <text:p>shaft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3</text:p>
          </table:table-cell>
          <table:table-cell table:formula="of:=21/67" office:value-type="float" office:value="0.313432835820896" calcext:value-type="float">
            <text:p>0,313432835820896</text:p>
          </table:table-cell>
          <table:table-cell office:value-type="string" calcext:value-type="string">
            <text:p>shaft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4</text:p>
          </table:table-cell>
          <table:table-cell table:formula="of:=18/61" office:value-type="float" office:value="0.295081967213115" calcext:value-type="float">
            <text:p>0,295081967213115</text:p>
          </table:table-cell>
          <table:table-cell office:value-type="string" calcext:value-type="string">
            <text:p>shaft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5</text:p>
          </table:table-cell>
          <table:table-cell table:formula="of:=19/49" office:value-type="float" office:value="0.387755102040816" calcext:value-type="float">
            <text:p>0,387755102040816</text:p>
          </table:table-cell>
          <table:table-cell office:value-type="string" calcext:value-type="string">
            <text:p>shaft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ft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 Shaf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in Inertia_Cyli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 [m]</text:p>
          </table:table-cell>
          <table:table-cell office:value-type="string" calcext:value-type="string">
            <text:p>L [m]</text:p>
          </table:table-cell>
          <table:table-cell office:value-type="string" calcext:value-type="string">
            <text:p>ρ [kg/m³]</text:p>
          </table:table-cell>
          <table:table-cell office:value-type="string" calcext:value-type="string">
            <text:p>Sha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18125" calcext:value-type="float">
            <text:p>0,18125</text:p>
          </table:table-cell>
          <table:table-cell office:value-type="float" office:value="0.09953" calcext:value-type="float">
            <text:p>0,0995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2.1</text:p>
          </table:table-cell>
          <table:table-cell office:value-type="float" office:value="0.5114" calcext:value-type="float">
            <text:p>0,5114</text:p>
          </table:table-cell>
          <table:table-cell office:value-type="float" office:value="0.09953" calcext:value-type="float">
            <text:p>0,0995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2.2</text:p>
          </table:table-cell>
          <table:table-cell office:value-type="float" office:value="0.24276" calcext:value-type="float">
            <text:p>0,24276</text:p>
          </table:table-cell>
          <table:table-cell office:value-type="float" office:value="0.15942" calcext:value-type="float">
            <text:p>0,15942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3.1</text:p>
          </table:table-cell>
          <table:table-cell office:value-type="float" office:value="0.32367" calcext:value-type="float">
            <text:p>0,32367</text:p>
          </table:table-cell>
          <table:table-cell office:value-type="float" office:value="0.27073" calcext:value-type="float">
            <text:p>0,2707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4.2</text:p>
          </table:table-cell>
          <table:table-cell office:value-type="float" office:value="0.42957" calcext:value-type="float">
            <text:p>0,42957</text:p>
          </table:table-cell>
          <table:table-cell office:value-type="float" office:value="0.43956" calcext:value-type="float">
            <text:p>0,43956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 Inertia_Cylind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in EquivalentInertia_Cyli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 [m]</text:p>
          </table:table-cell>
          <table:table-cell office:value-type="string" calcext:value-type="string">
            <text:p>L [m]</text:p>
          </table:table-cell>
          <table:table-cell office:value-type="string" calcext:value-type="string">
            <text:p>ρ [kg/m³]</text:p>
          </table:table-cell>
          <table:table-cell office:value-type="string" calcext:value-type="string">
            <text:p>Shaft</text:p>
          </table:table-cell>
          <table:table-cell office:value-type="string" calcext:value-type="string">
            <text:p>Inert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.2</text:p>
          </table:table-cell>
          <table:table-cell office:value-type="float" office:value="0.69134" calcext:value-type="float">
            <text:p>0,69134</text:p>
          </table:table-cell>
          <table:table-cell office:value-type="float" office:value="0.15286" calcext:value-type="float">
            <text:p>0,15286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3</text:p>
          </table:table-cell>
          <table:table-cell table:formula="of:=[.A17]" office:value-type="string" office:string-value="E2.2" calcext:value-type="string">
            <text:p>E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.1</text:p>
          </table:table-cell>
          <table:table-cell office:value-type="float" office:value="0.97555" calcext:value-type="float">
            <text:p>0,97555</text:p>
          </table:table-cell>
          <table:table-cell office:value-type="float" office:value="0.2627" calcext:value-type="float">
            <text:p>0,2627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4</text:p>
          </table:table-cell>
          <table:table-cell table:formula="of:=[.A18]" office:value-type="string" office:string-value="E3.1" calcext:value-type="string">
            <text:p>E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1.10593" calcext:value-type="float">
            <text:p>1,10593</text:p>
          </table:table-cell>
          <table:table-cell office:value-type="float" office:value="0.41523" calcext:value-type="float">
            <text:p>0,4152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5</text:p>
          </table:table-cell>
          <table:table-cell table:formula="of:=[.A19]" office:value-type="string" office:string-value="E4.2" calcext:value-type="string">
            <text:p>E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.10999" calcext:value-type="float">
            <text:p>1,10999</text:p>
          </table:table-cell>
          <table:table-cell office:value-type="float" office:value="0.24296" calcext:value-type="float">
            <text:p>0,24296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haft6</text:p>
          </table:table-cell>
          <table:table-cell table:formula="of:=[.A19]" office:value-type="string" office:string-value="E4.2" calcext:value-type="string">
            <text:p>E4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 EquivalentInertia_Cylind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in StiffnessDiscretized_Sha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 [m]</text:p>
          </table:table-cell>
          <table:table-cell office:value-type="string" calcext:value-type="string">
            <text:p>L [m]</text:p>
          </table:table-cell>
          <table:table-cell office:value-type="string" calcext:value-type="string">
            <text:p>G [Pa]</text:p>
          </table:table-cell>
          <table:table-cell office:value-type="string" calcext:value-type="string">
            <text:p>ρ [kg/m³]</text:p>
          </table:table-cell>
          <table:table-cell office:value-type="string" calcext:value-type="string">
            <text:p>nbDiscretization</text:p>
          </table:table-cell>
          <table:table-cell office:value-type="string" calcext:value-type="string">
            <text:p>Shaft</text:p>
          </table:table-cell>
          <table:table-cell office:value-type="string" calcext:value-type="string">
            <text:p>Inertia1</text:p>
          </table:table-cell>
          <table:table-cell office:value-type="string" calcext:value-type="string">
            <text:p>Inertia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.1</text:p>
          </table:table-cell>
          <table:table-cell office:value-type="float" office:value="0.1452" calcext:value-type="float">
            <text:p>0,1452</text:p>
          </table:table-cell>
          <table:table-cell office:value-type="float" office:value="0.4355" calcext:value-type="float">
            <text:p>0,4355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1</text:p>
          </table:table-cell>
          <table:table-cell office:value-type="string" calcext:value-type="string">
            <text:p>frame</text:p>
          </table:table-cell>
          <table:table-cell table:formula="of:=[.A15]" office:value-type="string" office:string-value="E1" calcext:value-type="string">
            <text:p>E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.2</text:p>
          </table:table-cell>
          <table:table-cell office:value-type="float" office:value="0.1539" calcext:value-type="float">
            <text:p>0,1539</text:p>
          </table:table-cell>
          <table:table-cell office:value-type="float" office:value="1.208" calcext:value-type="float">
            <text:p>1,208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1</text:p>
          </table:table-cell>
          <table:table-cell table:formula="of:=[.A15]" office:value-type="string" office:string-value="E1" calcext:value-type="string">
            <text:p>E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.1</text:p>
          </table:table-cell>
          <table:table-cell office:value-type="float" office:value="0.1762" calcext:value-type="float">
            <text:p>0,1762</text:p>
          </table:table-cell>
          <table:table-cell office:value-type="float" office:value="0.2927" calcext:value-type="float">
            <text:p>0,2927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2</text:p>
          </table:table-cell>
          <table:table-cell/>
          <table:table-cell table:formula="of:=[.A16]" office:value-type="string" office:string-value="E2.1" calcext:value-type="string">
            <text:p>E2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2.2</text:p>
          </table:table-cell>
          <table:table-cell office:value-type="float" office:value="0.2428" calcext:value-type="float">
            <text:p>0,2428</text:p>
          </table:table-cell>
          <table:table-cell office:value-type="float" office:value="0.3116" calcext:value-type="float">
            <text:p>0,3116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2</text:p>
          </table:table-cell>
          <table:table-cell table:formula="of:=[.A16]" office:value-type="string" office:string-value="E2.1" calcext:value-type="string">
            <text:p>E2.1</text:p>
          </table:table-cell>
          <table:table-cell table:formula="of:=[.A17]" office:value-type="string" office:string-value="E2.2" calcext:value-type="string">
            <text:p>E2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2.3</text:p>
          </table:table-cell>
          <table:table-cell office:value-type="float" office:value="0.169" calcext:value-type="float">
            <text:p>0,169</text:p>
          </table:table-cell>
          <table:table-cell office:value-type="float" office:value="0.2163" calcext:value-type="float">
            <text:p>0,2163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2</text:p>
          </table:table-cell>
          <table:table-cell table:formula="of:=[.A17]" office:value-type="string" office:string-value="E2.2" calcext:value-type="string">
            <text:p>E2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.1</text:p>
          </table:table-cell>
          <table:table-cell office:value-type="float" office:value="0.2243" calcext:value-type="float">
            <text:p>0,2243</text:p>
          </table:table-cell>
          <table:table-cell office:value-type="float" office:value="0.1504" calcext:value-type="float">
            <text:p>0,1504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3</text:p>
          </table:table-cell>
          <table:table-cell/>
          <table:table-cell table:formula="of:=[.A17]" office:value-type="string" office:string-value="E2.2" calcext:value-type="string">
            <text:p>E2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3.2</text:p>
          </table:table-cell>
          <table:table-cell office:value-type="float" office:value="0.3307" calcext:value-type="float">
            <text:p>0,3307</text:p>
          </table:table-cell>
          <table:table-cell office:value-type="float" office:value="0.2318" calcext:value-type="float">
            <text:p>0,2318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3</text:p>
          </table:table-cell>
          <table:table-cell table:formula="of:=[.A17]" office:value-type="string" office:string-value="E2.2" calcext:value-type="string">
            <text:p>E2.2</text:p>
          </table:table-cell>
          <table:table-cell table:formula="of:=[.A18]" office:value-type="string" office:string-value="E3.1" calcext:value-type="string">
            <text:p>E3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3.3</text:p>
          </table:table-cell>
          <table:table-cell office:value-type="float" office:value="0.2464" calcext:value-type="float">
            <text:p>0,2464</text:p>
          </table:table-cell>
          <table:table-cell office:value-type="float" office:value="0.223" calcext:value-type="float">
            <text:p>0,223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3</text:p>
          </table:table-cell>
          <table:table-cell table:formula="of:=[.A18]" office:value-type="string" office:string-value="E3.1" calcext:value-type="string">
            <text:p>E3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.1</text:p>
          </table:table-cell>
          <table:table-cell office:value-type="float" office:value="0.3159" calcext:value-type="float">
            <text:p>0,3159</text:p>
          </table:table-cell>
          <table:table-cell office:value-type="float" office:value="0.2314" calcext:value-type="float">
            <text:p>0,2314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4</text:p>
          </table:table-cell>
          <table:table-cell/>
          <table:table-cell table:formula="of:=[.A18]" office:value-type="string" office:string-value="E3.1" calcext:value-type="string">
            <text:p>E3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4.2</text:p>
          </table:table-cell>
          <table:table-cell office:value-type="float" office:value="0.3731" calcext:value-type="float">
            <text:p>0,3731</text:p>
          </table:table-cell>
          <table:table-cell office:value-type="float" office:value="0.0183" calcext:value-type="float">
            <text:p>0,0183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4</text:p>
          </table:table-cell>
          <table:table-cell table:formula="of:=[.A18]" office:value-type="string" office:string-value="E3.1" calcext:value-type="string">
            <text:p>E3.1</text:p>
          </table:table-cell>
          <table:table-cell table:formula="of:=[.A19]" office:value-type="string" office:string-value="E4.2" calcext:value-type="string">
            <text:p>E4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4.3</text:p>
          </table:table-cell>
          <table:table-cell office:value-type="float" office:value="0.3136" calcext:value-type="float">
            <text:p>0,3136</text:p>
          </table:table-cell>
          <table:table-cell office:value-type="float" office:value="0.1776" calcext:value-type="float">
            <text:p>0,1776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4</text:p>
          </table:table-cell>
          <table:table-cell table:formula="of:=[.A19]" office:value-type="string" office:string-value="E4.2" calcext:value-type="string">
            <text:p>E4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5.1</text:p>
          </table:table-cell>
          <table:table-cell office:value-type="float" office:value="0.3558" calcext:value-type="float">
            <text:p>0,3558</text:p>
          </table:table-cell>
          <table:table-cell office:value-type="float" office:value="0.4884" calcext:value-type="float">
            <text:p>0,4884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5</text:p>
          </table:table-cell>
          <table:table-cell/>
          <table:table-cell table:formula="of:=[.A19]" office:value-type="string" office:string-value="E4.2" calcext:value-type="string">
            <text:p>E4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5.2</text:p>
          </table:table-cell>
          <table:table-cell office:value-type="float" office:value="0.3621" calcext:value-type="float">
            <text:p>0,3621</text:p>
          </table:table-cell>
          <table:table-cell office:value-type="float" office:value="0.2401" calcext:value-type="float">
            <text:p>0,2401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5</text:p>
          </table:table-cell>
          <table:table-cell table:formula="of:=[.A19]" office:value-type="string" office:string-value="E4.2" calcext:value-type="string">
            <text:p>E4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.1</text:p>
          </table:table-cell>
          <table:table-cell office:value-type="float" office:value="0.3541" calcext:value-type="float">
            <text:p>0,3541</text:p>
          </table:table-cell>
          <table:table-cell office:value-type="float" office:value="0.4892" calcext:value-type="float">
            <text:p>0,4892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6</text:p>
          </table:table-cell>
          <table:table-cell/>
          <table:table-cell table:formula="of:=[.A19]" office:value-type="string" office:string-value="E4.2" calcext:value-type="string">
            <text:p>E4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6.2</text:p>
          </table:table-cell>
          <table:table-cell office:value-type="float" office:value="0.3586" calcext:value-type="float">
            <text:p>0,3586</text:p>
          </table:table-cell>
          <table:table-cell office:value-type="float" office:value="0.8693" calcext:value-type="float">
            <text:p>0,8693</text:p>
          </table:table-cell>
          <table:table-cell office:value-type="float" office:value="81000000000" calcext:value-type="float">
            <text:p>81000000000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shaft6</text:p>
          </table:table-cell>
          <table:table-cell table:formula="of:=[.A19]" office:value-type="string" office:string-value="E4.2" calcext:value-type="string">
            <text:p>E4.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 StiffnessDiscretized_Shaf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in Stiff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 [N/m]</text:p>
          </table:table-cell>
          <table:table-cell office:value-type="string" calcext:value-type="string">
            <text:p>Inertia1</text:p>
          </table:table-cell>
          <table:table-cell office:value-type="string" calcext:value-type="string">
            <text:p>Inertia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G1-2</text:p>
          </table:table-cell>
          <table:table-cell table:style-name="ce3" office:value-type="float" office:value="5570000" calcext:value-type="float">
            <text:p>5,57E+06</text:p>
          </table:table-cell>
          <table:table-cell table:formula="of:=[.A15]" office:value-type="string" office:string-value="E1" calcext:value-type="string">
            <text:p>E1</text:p>
          </table:table-cell>
          <table:table-cell table:formula="of:=[.A16]" office:value-type="string" office:string-value="E2.1" calcext:value-type="string">
            <text:p>E2.1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 Stiffness_Gea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in Loa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 [Nm]</text:p>
          </table:table-cell>
          <table:table-cell office:value-type="string" calcext:value-type="string">
            <text:p>Inert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in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1.1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 Loading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00/00/0000</text:date>, <text:time style:data-style-name="N2" text:time-value="20:35:39.139276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12-09T20:36:51.065025973</dc:date>
    <meta:editing-cycles>55</meta:editing-cycles>
    <meta:editing-duration>PT5H58M14S</meta:editing-duration>
    <meta:document-statistic meta:table-count="4" meta:cell-count="983" meta:object-count="0"/>
  </office:meta>
</office:document-meta>
</file>